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80e51" officeooo:paragraph-rsid="00180e51"/>
    </style:style>
    <style:style style:name="P2" style:family="paragraph" style:parent-style-name="Standard" style:list-style-name="L1">
      <style:text-properties officeooo:rsid="00180e51" officeooo:paragraph-rsid="00180e51"/>
    </style:style>
    <style:style style:name="P3" style:family="paragraph" style:parent-style-name="Standard" style:list-style-name="L2">
      <style:text-properties officeooo:rsid="00180e51" officeooo:paragraph-rsid="00180e51"/>
    </style:style>
    <style:style style:name="P4" style:family="paragraph" style:parent-style-name="Standard" style:list-style-name="L3">
      <style:text-properties officeooo:rsid="00180e51" officeooo:paragraph-rsid="00180e51"/>
    </style:style>
    <style:style style:name="P5" style:family="paragraph" style:parent-style-name="Standard" style:list-style-name="L4">
      <style:text-properties officeooo:rsid="00180e51" officeooo:paragraph-rsid="00180e5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jestr pracowników w Java 8</text:p>
      <text:p text:style-name="P1">Są 3 typy pracowników:</text:p>
      <text:p text:style-name="P1">Pracownik biurowy: posiada cechy:</text:p>
      <text:list xml:id="list3530418317" text:style-name="L4">
        <text:list-item>
          <text:p text:style-name="P5">identyfikator pracownika (unikalny)</text:p>
        </text:list-item>
        <text:list-item>
          <text:p text:style-name="P5">imię </text:p>
        </text:list-item>
        <text:list-item>
          <text:p text:style-name="P5">nazwisko</text:p>
        </text:list-item>
        <text:list-item>
          <text:p text:style-name="P5">wiek</text:p>
        </text:list-item>
        <text:list-item>
          <text:p text:style-name="P5">doświadczenie</text:p>
        </text:list-item>
        <text:list-item>
          <text:p text:style-name="P5">adres budynku(ulica, numer budynku, nr lokalu miasto) – zrobić osobna klase na to</text:p>
        </text:list-item>
        <text:list-item>
          <text:p text:style-name="P5">identyfikator stanowiska (unikalny)</text:p>
        </text:list-item>
        <text:list-item>
          <text:p text:style-name="P5">intelekt (IQ w skali 70-150)</text:p>
        </text:list-item>
      </text:list>
      <text:p text:style-name="P1"/>
      <text:p text:style-name="P1">Pracownik fizyczny: posiada cechy:</text:p>
      <text:list xml:id="list4195303775" text:style-name="L3">
        <text:list-item>
          <text:p text:style-name="P4">identyfikator pracownika unikalny)</text:p>
        </text:list-item>
        <text:list-item>
          <text:p text:style-name="P4">imię </text:p>
        </text:list-item>
        <text:list-item>
          <text:p text:style-name="P4">nazwisko</text:p>
        </text:list-item>
        <text:list-item>
          <text:p text:style-name="P4">wiek</text:p>
        </text:list-item>
        <text:list-item>
          <text:p text:style-name="P4">doświadczenie</text:p>
        </text:list-item>
        <text:list-item>
          <text:p text:style-name="P4">adres budynku(ulica, numer budynku, nr lokalu miasto) – zrobić osobna klase na to</text:p>
        </text:list-item>
        <text:list-item>
          <text:p text:style-name="P4">siła fizyczna (w skali 1-100)</text:p>
        </text:list-item>
      </text:list>
      <text:p text:style-name="P1"/>
      <text:p text:style-name="P1">Handlarz: posiada cechy</text:p>
      <text:list xml:id="list354598394" text:style-name="L2">
        <text:list-item>
          <text:p text:style-name="P3">identyfikator pracownika unikalny)</text:p>
        </text:list-item>
        <text:list-item>
          <text:p text:style-name="P3">imię </text:p>
        </text:list-item>
        <text:list-item>
          <text:p text:style-name="P3">nazwisko</text:p>
        </text:list-item>
        <text:list-item>
          <text:p text:style-name="P3">wiek</text:p>
        </text:list-item>
        <text:list-item>
          <text:p text:style-name="P3">doświadczenie</text:p>
        </text:list-item>
        <text:list-item>
          <text:p text:style-name="P3">adres budynku(ulica, numer budynku, nr lokalu miasto) – zrobić osobna klasę na to</text:p>
        </text:list-item>
        <text:list-item>
          <text:p text:style-name="P3">skuteczność (NISKA, ŚREDNIA, WYSOKA)</text:p>
        </text:list-item>
        <text:list-item>
          <text:p text:style-name="P3">wysokość prowizji (w procentach)</text:p>
        </text:list-item>
      </text:list>
      <text:p text:style-name="P1"/>
      <text:p text:style-name="P1">Stwórz klasę ogólna Pracownik i niech pracownicy (biurowy, fizyczny, handlarz ) dziedziczą po tej klasie</text:p>
      <text:p text:style-name="P1"/>
      <text:p text:style-name="P1">Rejestr powinien umożliwić realizacje zadań:</text:p>
      <text:list xml:id="list3486247459" text:style-name="L1">
        <text:list-item>
          <text:p text:style-name="P2">dodanie dowolnego z typów pracownika do rejestru</text:p>
        </text:list-item>
        <text:list-item>
          <text:p text:style-name="P2">usuniecie pracownika o danym identyfikatorze pracowniczym</text:p>
        </text:list-item>
        <text:list-item>
          <text:p text:style-name="P2">dodanie kilku pracowników o rożnych typach jednocześnie!</text:p>
        </text:list-item>
        <text:list-item>
          <text:p text:style-name="P2">Wyświetlenie listy pracowników posortowanych według doświadczenia (malejąco)</text:p>
        </text:list-item>
        <text:list-item>
          <text:p text:style-name="P2">Wyświetlenie listy pracowników posortowanych według wieku (rosnąco)</text:p>
        </text:list-item>
        <text:list-item>
          <text:p text:style-name="P2">Wyświetlenie listy pracowników posortowanych według nazwiska (alfabetycznie)</text:p>
        </text:list-item>
        <text:list-item>
          <text:p text:style-name="P2">Wyświetlenie listy pracowników z określonego miasta</text:p>
        </text:list-item>
        <text:list-item>
          <text:p text:style-name="P2">Wyświetlenie listy pracowników z ich wartością dla korporacji:</text:p>
        </text:list-item>
      </text:list>
      <text:p text:style-name="P1">- pracownik biurowy: wartość = doświadczenie * intelekt</text:p>
      <text:p text:style-name="P1">-pracownik fizyczny: wartość =doświadczenie *siła/wiek</text:p>
      <text:p text:style-name="P1">-handlarz: wartość = doświadczenie * skuteczność (60 dla NISKIEJ, 90 dla ŚREDNIEJ, 120 dla WYSOKIEJ)</text:p>
      <text:p text:style-name="P1"/>
      <text:p text:style-name="P1"/>
      <text:p text:style-name="P1">Zastanów się jak zamodelować obiekt pracownika, mając na uwadze wspólne cechy dla każdego typu). Wszystkie obiekty przechowuj w odpowiedniej kolekcji w pamięci komputera.</text:p>
      <text:p text:style-name="P1"/>
      <text:p text:style-name="P1"><text:soft-page-break/>W zadaniu będą oceniane: </text:p>
      <text:p text:style-name="P1">tworzenie klas</text:p>
      <text:p text:style-name="P1">kompozycja</text:p>
      <text:p text:style-name="P1">dziedziczenie</text:p>
      <text:p text:style-name="P1">implementacja interfejsów</text:p>
      <text:p text:style-name="P1">praca z kolekcjami</text:p>
      <text:p text:style-name="P1">poliformizm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3T19:17:33.760000000</meta:creation-date>
    <dc:date>2024-12-13T19:37:09.641000000</dc:date>
    <meta:editing-duration>PT19M36S</meta:editing-duration>
    <meta:editing-cycles>1</meta:editing-cycles>
    <meta:document-statistic meta:table-count="0" meta:image-count="0" meta:object-count="0" meta:page-count="2" meta:paragraph-count="49" meta:word-count="269" meta:character-count="1903" meta:non-whitespace-character-count="1707"/>
    <meta:generator>LibreOffice/7.4.7.2$Windows_X86_64 LibreOffice_project/723314e595e8007d3cf785c16538505a1c878ca5</meta:generator>
  </office:meta>
</office:document-meta>
</file>